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3cm" fo:min-width="20.5cm"/>
    </style:style>
    <style:style style:name="gr2" style:family="graphic" style:parent-style-name="Outlined_20_Blue">
      <style:graphic-properties draw:fill="solid" draw:fill-color="#dee6ef" draw:textarea-horizontal-align="justify" draw:textarea-vertical-align="middle" draw:auto-grow-height="false" fo:min-height="3.5cm" fo:min-width="8cm" draw:shadow="visible" draw:shadow-offset-x="0.176cm" draw:shadow-offset-y="0.176cm" draw:shadow-opacity="60%" loext:shadow-blur="0.176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04cm" svg:stroke-color="#dddddd" draw:marker-start-width="0.206cm" draw:marker-end-width="0.206cm" draw:fill-color="#dddddd" draw:textarea-horizontal-align="justify" draw:textarea-vertical-align="middle" draw:auto-grow-height="false" fo:min-height="2.75cm" fo:min-width="2.5cm" fo:padding-top="0.127cm" fo:padding-bottom="0.127cm" fo:padding-left="0.252cm" fo:padding-right="0.252cm" fo:wrap-option="wrap"/>
    </style:style>
    <style:style style:name="gr5" style:family="graphic" style:parent-style-name="standard">
      <style:graphic-properties draw:stroke="none" draw:fill="gradient" draw:fill-color="#dddddd" draw:fill-gradient-name="Gradient_20_4" draw:textarea-horizontal-align="justify" draw:textarea-vertical-align="middle" draw:auto-grow-height="false" fo:min-height="1cm" fo:min-width="0.5cm" fo:wrap-option="wrap"/>
    </style:style>
    <style:style style:name="gr6" style:family="graphic" style:parent-style-name="standard">
      <style:graphic-properties draw:stroke="none" svg:stroke-width="0cm" svg:stroke-color="#ffffff" draw:fill="gradient" draw:fill-color="#dddddd" draw:fill-gradient-name="Gradient_20_3" draw:textarea-horizontal-align="justify" draw:textarea-vertical-align="middle" draw:auto-grow-height="false" fo:min-height="1cm" fo:min-width="1.5cm" fo:wrap-option="wrap"/>
    </style:style>
    <style:style style:name="gr7" style:family="graphic" style:parent-style-name="Outlined_20_Blue">
      <style:graphic-properties svg:stroke-width="0.053cm" draw:marker-start-width="0.158cm" draw:marker-end-width="0.158cm" svg:stroke-linecap="round" draw:fill="solid" draw:fill-color="#b4c7dc" draw:textarea-horizontal-align="justify" draw:textarea-vertical-align="middle" draw:auto-grow-height="false" fo:min-height="1.25cm" fo:min-width="3.5cm" fo:padding-top="-0.014cm" fo:padding-bottom="-0.014cm" fo:padding-left="-0.014cm" fo:padding-right="-0.014cm" draw:shadow="hidden" draw:shadow-offset-x="0.176cm" draw:shadow-offset-y="0.176cm" draw:shadow-opacity="60%" loext:shadow-blur="0.176cm"/>
      <style:paragraph-properties style:writing-mode="lr-tb"/>
    </style:style>
    <style:style style:name="gr8" style:family="graphic" style:parent-style-name="Outlined_20_Blue">
      <style:graphic-properties svg:stroke-width="0.053cm" draw:marker-start-width="0.158cm" draw:marker-end-width="0.158cm" svg:stroke-linecap="round" draw:fill="solid" draw:fill-color="#b4c7dc" draw:textarea-horizontal-align="justify" draw:textarea-vertical-align="middle" draw:auto-grow-height="false" fo:min-height="1.25cm" fo:min-width="3.75cm" fo:padding-top="-0.014cm" fo:padding-bottom="-0.014cm" fo:padding-left="-0.014cm" fo:padding-right="-0.014cm" draw:shadow="hidden" draw:shadow-offset-x="0.176cm" draw:shadow-offset-y="0.176cm" draw:shadow-opacity="60%" loext:shadow-blur="0.1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Outlined_20_Red">
      <style:graphic-properties draw:fill="solid" draw:fill-color="#ffd8ce" draw:textarea-horizontal-align="justify" draw:textarea-vertical-align="middle" draw:auto-grow-height="false" fo:min-height="2.122cm" fo:min-width="4.95cm" draw:shadow="visible" draw:shadow-offset-x="0.176cm" draw:shadow-offset-y="0.176cm" draw:shadow-opacity="60%" loext:shadow-blur="0.176cm" loext:softedge-radius="0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utlined_20_Blue">
      <style:graphic-properties draw:fill="solid" draw:fill-color="#dee6ef" draw:textarea-horizontal-align="justify" draw:textarea-vertical-align="middle" draw:auto-grow-height="false" fo:min-height="1.5cm" fo:min-width="4cm" draw:shadow="visible" draw:shadow-offset-x="0.176cm" draw:shadow-offset-y="0.176cm" draw:shadow-opacity="60%" loext:shadow-blur="0.176cm"/>
      <style:paragraph-properties style:writing-mode="lr-tb"/>
    </style:style>
    <style:style style:name="gr13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4.5cm" draw:shadow="visible" draw:shadow-offset-x="0.176cm" draw:shadow-offset-y="0.176cm" draw:shadow-opacity="60%" loext:shadow-blur="0.176cm"/>
      <style:paragraph-properties style:writing-mode="lr-tb"/>
    </style:style>
    <style:style style:name="gr14" style:family="graphic" style:parent-style-name="Outlined_20_Yellow">
      <style:graphic-properties draw:fill="solid" draw:fill-color="#ffffd7" draw:textarea-horizontal-align="justify" draw:textarea-vertical-align="middle" draw:auto-grow-height="false" fo:min-height="1.5cm" fo:min-width="4cm" draw:shadow="visible" draw:shadow-offset-x="0.176cm" draw:shadow-offset-y="0.176cm" draw:shadow-opacity="60%" loext:shadow-blur="0.176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utlined_20_Yellow">
      <style:graphic-properties draw:fill="solid" draw:fill-color="#ffffd7" draw:textarea-horizontal-align="justify" draw:textarea-vertical-align="middle" draw:auto-grow-height="false" fo:min-height="1.5cm" fo:min-width="4cm" draw:shadow="visible" draw:shadow-offset-x="0.212cm" draw:shadow-offset-y="0.212cm" draw:shadow-opacity="60%" loext:shadow-blur="0.1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8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25cm" fo:wrap-option="wrap"/>
    </style:style>
    <style:style style:name="gr19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cm" fo:wrap-option="wrap"/>
    </style:style>
    <style:style style:name="gr20" style:family="graphic" style:parent-style-name="standard">
      <style:graphic-properties draw:stroke="solid" svg:stroke-width="0.007cm" svg:stroke-color="#dddddd" draw:marker-start-width="0.21cm" draw:marker-end-width="0.21cm" draw:fill-color="#dddddd" draw:textarea-vertical-align="middle" draw:auto-grow-height="false" fo:min-height="2.75cm" fo:min-width="2.5cm" fo:padding-top="0.128cm" fo:padding-bottom="0.128cm" fo:padding-left="0.253cm" fo:padding-right="0.253cm" fo:wrap-option="wrap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458cm" fo:min-width="0.20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dee6e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gradient" draw:fill-color="#dddddd" draw:fill-gradient-name="Gradient_20_4"/>
      <style:paragraph-properties fo:text-align="center"/>
    </style:style>
    <style:style style:name="P7" style:family="paragraph">
      <loext:graphic-properties draw:fill="gradient" draw:fill-color="#dddddd" draw:fill-gradient-name="Gradient_20_3"/>
      <style:paragraph-properties fo:text-align="center"/>
    </style:style>
    <style:style style:name="P8" style:family="paragraph">
      <loext:graphic-properties draw:fill="solid" draw:fill-color="#b4c7dc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d8c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e8cb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ffffd7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-color="#cccccc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text-position="33% 58%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font-size="14pt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1cm" svg:height="13.25cm" svg:x="-0.25cm" svg:y="-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.5cm" svg:x="6.5cm" svg:y="8.5cm"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1">ChirpStack</text:span></text:p>
          <text:p text:style-name="P2"><text:span text:style-name="T3">LoRaWAN</text:span><text:span text:style-name="T4">®</text:span><text:span text:style-name="T3"> Network serv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683cm" svg:y1="6.23cm" svg:x2="8.433cm" svg:y2="9.23cm">
          <text:p/>
        </draw:line>
        <draw:custom-shape draw:style-name="gr4" draw:text-style-name="P5" draw:layer="layout" svg:width="9.75cm" svg:height="1cm" svg:x="3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25cm" draw:transform="rotate (1.5707963267949) translate (12.75cm 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9cm" svg:x="1.7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1.25cm" svg:x="1.75cm" svg:y="11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5cm" svg:x="6.75cm" svg:y="9.25cm">
          <text:p text:style-name="P2"><text:span text:style-name="T1">Redis</text:span></text:p>
          <text:p text:style-name="P2"><text:span text:style-name="T3">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75cm" svg:height="1.25cm" svg:x="10.5cm" svg:y="9.25cm">
          <text:p text:style-name="P2"><text:span text:style-name="T1">PostgreSQL</text:span></text:p>
          <text:p text:style-name="P2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2.25cm" svg:y1="6.25cm" svg:x2="12.5cm" svg:y2="9.25cm">
          <text:p/>
        </draw:line>
        <draw:frame draw:style-name="gr9" draw:text-style-name="P11" draw:layer="layout" svg:width="2cm" svg:height="0.806cm" svg:x="8.654cm" svg:y="7cm">
          <draw:text-box>
            <text:p text:style-name="P10"><text:span text:style-name="T5">MQTT</text:span></text:p>
          </draw:text-box>
        </draw:frame>
        <draw:frame draw:style-name="gr9" draw:text-style-name="P11" draw:layer="layout" svg:width="2cm" svg:height="0.806cm" svg:x="6.75cm" svg:y="6.944cm">
          <draw:text-box>
            <text:p text:style-name="P10"><text:span text:style-name="T5">Telnet</text:span></text:p>
          </draw:text-box>
        </draw:frame>
        <draw:frame draw:style-name="gr9" draw:text-style-name="P13" draw:layer="layout" svg:width="2cm" svg:height="0.806cm" svg:x="12.25cm" svg:y="7cm">
          <draw:text-box>
            <text:p text:style-name="P12"><text:span text:style-name="T5">SQL</text:span></text:p>
          </draw:text-box>
        </draw:frame>
        <draw:custom-shape draw:style-name="gr10" draw:text-style-name="P14" draw:layer="layout" svg:width="7cm" svg:height="3cm" svg:x="7cm" svg:y="3.5cm">
          <text:p text:style-name="P2"><text:span text:style-name="T1">Python simu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10.5cm" svg:y1="6.5cm" svg:x2="10.5cm" svg:y2="8.5cm">
          <text:p/>
        </draw:line>
        <draw:custom-shape draw:style-name="gr12" draw:text-style-name="P3" draw:layer="layout" svg:width="4cm" svg:height="1.5cm" svg:x="16cm" svg:y="4.25cm">
          <text:p text:style-name="P2"><text:span text:style-name="T1">Wireshark</text:span></text:p>
          <text:p text:style-name="P2"><text:span text:style-name="T3">packet analyzer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5cm" svg:x2="16cm" svg:y2="5cm">
          <text:p/>
        </draw:line>
        <draw:frame draw:style-name="gr9" draw:text-style-name="P16" draw:layer="layout" svg:width="2cm" svg:height="0.806cm" svg:x="14cm" svg:y="4.194cm">
          <draw:text-box>
            <text:p text:style-name="P15"><text:span text:style-name="T5">UDP</text:span></text:p>
          </draw:text-box>
        </draw:frame>
        <draw:custom-shape draw:style-name="gr13" draw:text-style-name="P17" draw:layer="layout" svg:width="4.5cm" svg:height="1.5cm" svg:x="0.5cm" svg:y="4.25cm">
          <text:p text:style-name="P2"><text:span text:style-name="T1">CSV file</text:span></text:p>
          <text:p text:style-name="P2"><text:span text:style-name="T3">device definitions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5cm" svg:y1="5cm" svg:x2="7cm" svg:y2="5cm">
          <text:p/>
        </draw:line>
        <draw:custom-shape draw:style-name="gr14" draw:text-style-name="P18" draw:layer="layout" svg:width="4cm" svg:height="1.5cm" svg:x="0.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4cm" svg:height="1.5cm" svg:x="0.75cm" svg:y="9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4cm" svg:height="1.5cm" svg:x="1cm" svg:y="9.5cm">
          <text:p text:style-name="P2"><text:span text:style-name="T1">C application</text:span></text:p>
          <text:p text:style-name="P2"><text:span text:style-name="T3">Gateway</text:span>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5cm" svg:y1="10.25cm" svg:x2="6.5cm" svg:y2="10.25cm">
          <text:p/>
        </draw:line>
        <draw:line draw:style-name="gr15" draw:text-style-name="P9" draw:layer="layout" svg:x1="3.75cm" svg:y1="9.5cm" svg:x2="7.5cm" svg:y2="5.75cm">
          <text:p/>
        </draw:line>
        <draw:frame draw:style-name="gr9" draw:text-style-name="P16" draw:layer="layout" svg:width="2cm" svg:height="0.806cm" svg:x="4.75cm" svg:y="9.444cm">
          <draw:text-box>
            <text:p text:style-name="P15"><text:span text:style-name="T5">UDP</text:span></text:p>
          </draw:text-box>
        </draw:frame>
        <draw:frame draw:style-name="gr9" draw:text-style-name="P16" draw:layer="layout" svg:width="2cm" svg:height="0.806cm" svg:x="4.25cm" svg:y="6.75cm">
          <draw:text-box>
            <text:p text:style-name="P15"><text:span text:style-name="T5">stdio</text:span></text:p>
          </draw:text-box>
        </draw:frame>
        <draw:custom-shape draw:style-name="gr16" draw:text-style-name="P18" draw:layer="layout" svg:width="4cm" svg:height="1.5cm" svg:x="8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cm" svg:height="1.5cm" svg:x="8.25cm" svg:y="0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cm" svg:height="1.5cm" svg:x="8.5cm" svg:y="1cm">
          <text:p text:style-name="P2"><text:span text:style-name="T1">C application</text:span></text:p>
          <text:p text:style-name="P2"><text:span text:style-name="T3">Node</text:span>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10.5cm" svg:y1="3.5cm" svg:x2="10.5cm" svg:y2="2.5cm">
          <text:p/>
        </draw:line>
        <draw:frame draw:style-name="gr17" draw:text-style-name="P13" draw:layer="layout" svg:width="1.75cm" svg:height="1cm" svg:x="10.5cm" svg:y="2.5cm">
          <draw:text-box>
            <text:p text:style-name="P12"><text:span text:style-name="T5">stdio</text:span></text:p>
          </draw:text-box>
        </draw:frame>
        <draw:custom-shape draw:style-name="gr18" draw:text-style-name="P19" draw:layer="layout" svg:width="1.5cm" svg:height="0.5cm" svg:x="2cm" svg:y="7.2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9" draw:layer="layout" svg:width="0.5cm" svg:height="0.5cm" draw:transform="rotate (1.5707963267949) translate (5cm 1.7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3cm" svg:height="3cm" svg:x="1.75cm" svg:y="1cm">
          <text:p/>
          <draw:enhanced-geometry draw:glue-point-type="segments" draw:type="mso-spt100" draw:modifiers="-90.0561172979355 90.040377568730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5" draw:layer="layout" svg:width="1cm" svg:height="0.5cm" svg:x="3.25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cm" svg:height="1cm" svg:x="3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Gradient_20_3" draw:display-name="Gradient 3" draw:style="linear" draw:start-color="#dddddd" draw:end-color="#ffffff" draw:start-intensity="100%" draw:end-intensity="100%" draw:angle="0deg" draw:border="0%"/>
    <draw:gradient draw:name="Gradient_20_4" draw:display-name="Gradient 4" draw:style="linear" draw:start-color="#dddddd" draw:end-color="#ffffff" draw:start-intensity="100%" draw:end-intensity="100%" draw:angle="90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0.5cm" fo:page-height="1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0:00:43.126973070</meta:creation-date>
    <dc:date>2023-01-09T11:41:11.794251926</dc:date>
    <meta:editing-duration>PT1H19M8S</meta:editing-duration>
    <meta:editing-cycles>9</meta:editing-cycles>
    <meta:generator>LibreOffice/7.4.3.2$Linux_X86_64 LibreOffice_project/1048a8393ae2eeec98dff31b5c133c5f1d08b890</meta:generator>
    <meta:document-statistic meta:object-count="37"/>
  </office:meta>
</office:document-meta>
</file>